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u1</text:p>
          </table:table-cell>
          <table:table-cell table:style-name="Default" table:number-columns-repeated="2"/>
          <table:table-cell office:value-type="string" calcext:value-type="string">
            <text:p>Mesuré + Serial</text:p>
          </table:table-cell>
          <table:table-cell office:value-type="string" calcext:value-type="string">
            <text:p>moyenne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2:.B5])" office:value-type="float" office:value="364" calcext:value-type="float">
            <text:p>364</text:p>
          </table:table-cell>
          <table:table-cell table:formula="of:= SUM([.B2:.B66])/1000" office:value-type="float" office:value="5.84" calcext:value-type="float">
            <text:p>5,84</text:p>
          </table:table-cell>
          <table:table-cell office:value-type="float" office:value="4.38" calcext:value-type="float">
            <text:p>4,38</text:p>
          </table:table-cell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/>
          <table:table-cell table:formula="of:=[.E2]*1000/16" office:value-type="float" office:value="273.75" calcext:value-type="float">
            <text:p>273,75</text:p>
          </table:table-cell>
        </table:table-row>
        <table:table-row table:style-name="ro1">
          <table:table-cell table:style-name="ce1"/>
          <table:table-cell table:style-name="ce1" office:value-type="float" office:value="52" calcext:value-type="float">
            <text:p>5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6:.B9])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52" calcext:value-type="float">
            <text:p>5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10:.B13])"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14:.B17])" office:value-type="float" office:value="356" calcext:value-type="float">
            <text:p>356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18:.B21])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22:.B25])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26:.B29])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0" calcext:value-type="float">
            <text:p>1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30:.B33])"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0" calcext:value-type="float">
            <text:p>14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34:.B37])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0" calcext:value-type="float">
            <text:p>40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52" calcext:value-type="float">
            <text:p>15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38:.B41])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8" calcext:value-type="float">
            <text:p>48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42:.B45])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50:.B53])" office:value-type="float" office:value="364" calcext:value-type="float">
            <text:p>364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36" calcext:value-type="float">
            <text:p>136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8" calcext:value-type="float">
            <text:p>148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54:.B57])"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36" calcext:value-type="float">
            <text:p>136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52" calcext:value-type="float">
            <text:p>15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formula="of:=SUM([.B58:.B61])" office:value-type="float" office:value="376" calcext:value-type="float">
            <text:p>376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44" calcext:value-type="float">
            <text:p>1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44" calcext:value-type="float">
            <text:p>44</text:p>
          </table:table-cell>
          <table:table-cell table:style-name="ce1"/>
          <table:table-cell table:number-columns-repeated="2"/>
        </table:table-row>
        <table:table-row table:style-name="ro1">
          <table:table-cell table:style-name="ce1"/>
          <table:table-cell table:style-name="ce1" office:value-type="float" office:value="152" calcext:value-type="float">
            <text:p>152</text:p>
          </table:table-cell>
          <table:table-cell table:style-name="ce1"/>
          <table:table-cell table:number-columns-repeated="2"/>
        </table:table-row>
        <table:table-row table:style-name="ro1">
          <table:table-cell table:style-name="Default" office:value-type="string" calcext:value-type="string">
            <text:p>r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table:formula="of:=SUM([.B62:.B65])"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4" calcext:value-type="float">
            <text:p>1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Default" office:value-type="float" office:value="148" calcext:value-type="float">
            <text:p>14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 table:number-rows-repeated="14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9:24:13.263079559</meta:creation-date>
    <dc:date>2018-01-10T20:10:56.139458135</dc:date>
    <meta:editing-duration>PT5M51S</meta:editing-duration>
    <meta:editing-cycles>1</meta:editing-cycles>
    <meta:document-statistic meta:table-count="1" meta:cell-count="104" meta:object-count="0"/>
    <meta:generator>LibreOffice/5.3.5.2$Linux_X86_64 LibreOffice_project/50d9bf2b0a79cdb85a3814b592608037a682059d</meta:generator>
  </office:meta>
</office:document-meta>
</file>